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2cm" fo:min-width="0.72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01cm" fo:min-width="0.4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71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9cm" fo:min-width="0.286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69cm" fo:min-width="0.2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8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4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38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081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.21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2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3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0.323cm"/>
      <style:paragraph-properties style:writing-mode="lr-tb"/>
    </style:style>
    <style:style style:name="P1" style:family="paragraph">
      <style:paragraph-properties fo:text-align="center"/>
      <style:text-properties fo:font-size="11pt" fo:language="en" fo:country="GB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1pt" fo:language="en" fo:country="GB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1pt" fo:language="en" fo:country="GB" style:font-size-asian="18pt" style:font-size-complex="18pt"/>
    </style:style>
    <style:style style:name="P5" style:family="paragraph"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1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 fo:language="en" fo:country="GB" style:font-size-asian="18pt" style:font-size-complex="18pt"/>
    </style:style>
    <style:style style:name="T2" style:family="text">
      <style:text-properties style:text-position="-33% 58%" fo:font-size="11pt" fo:language="en" fo:country="GB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22cm" svg:height="0.402cm" svg:x="3.213cm" svg:y="1.1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22cm" svg:height="0.402cm" svg:x="6.715cm" svg:y="1.1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22cm" svg:height="0.402cm" svg:x="3.213cm" svg:y="4.0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22cm" svg:height="0.402cm" svg:x="6.788cm" svg:y="4.0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22cm" svg:height="0.402cm" draw:transform="rotate (1.5707963267949) translate (5.451cm 3.386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213cm" svg:y1="1.386cm" svg:x2="2.007cm" svg:y2="2.164cm" draw:start-shape="id1" draw:start-glue-point="3" draw:end-shape="id2" draw:end-glue-point="4" svg:d="M3213 1386h-1206v778" svg:viewBox="0 0 1207 779">
          <text:p/>
        </draw:connector>
        <draw:connector draw:style-name="gr2" draw:text-style-name="P1" draw:layer="layout" svg:x1="2.007cm" svg:y1="3.509cm" svg:x2="3.213cm" svg:y2="4.232cm" draw:start-shape="id2" draw:start-glue-point="8" draw:end-shape="id3" draw:end-glue-point="3" svg:d="M2007 3509v723h1206" svg:viewBox="0 0 1207 724">
          <text:p/>
        </draw:connector>
        <draw:connector draw:style-name="gr2" draw:text-style-name="P1" draw:layer="layout" svg:x1="8.91cm" svg:y1="6.296cm" svg:x2="5.646cm" svg:y2="6.688cm" draw:end-shape="id4" draw:end-glue-point="6" svg:d="M8910 6296v894h-3264v-502" svg:viewBox="0 0 3265 895">
          <text:p/>
        </draw:connector>
        <draw:connector draw:style-name="gr2" draw:text-style-name="P1" draw:layer="layout" svg:x1="4.435cm" svg:y1="4.232cm" svg:x2="6.788cm" svg:y2="4.232cm" draw:start-shape="id3" draw:start-glue-point="1" draw:end-shape="id5" draw:end-glue-point="3" svg:d="M4435 4232h2353" svg:viewBox="0 0 2354 1">
          <text:p/>
        </draw:connector>
        <draw:connector draw:style-name="gr2" draw:text-style-name="P1" draw:layer="layout" svg:x1="5.652cm" svg:y1="3.386cm" svg:x2="6.788cm" svg:y2="4.232cm" draw:start-shape="id6" draw:start-glue-point="3" draw:end-shape="id5" draw:end-glue-point="3" svg:d="M5652 3386v846h1136" svg:viewBox="0 0 1137 847">
          <text:p/>
        </draw:connector>
        <draw:connector draw:style-name="gr2" draw:text-style-name="P1" draw:layer="layout" svg:x1="6.715cm" svg:y1="1.386cm" svg:x2="5.652cm" svg:y2="2.164cm" draw:start-shape="id7" draw:start-glue-point="3" draw:end-shape="id6" draw:end-glue-point="1" svg:d="M6715 1386h-1063v778" svg:viewBox="0 0 1064 779">
          <text:p/>
        </draw:connector>
        <draw:custom-shape draw:style-name="gr3" draw:text-style-name="P2" xml:id="id2" draw:id="id2" draw:layer="layout" svg:width="1.343cm" svg:height="1.345cm" svg:x="1.335cm" svg:y="2.16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19cm" svg:height="0.776cm" svg:x="8.781cm" svg:y="1.328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5" draw:text-style-name="P1" draw:layer="layout" svg:width="1.571cm" svg:height="1.878cm" svg:x="8.175cm" svg:y="1.8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8.959cm" svg:y1="2.409cm" svg:x2="8.959cm" svg:y2="3.332cm">
            <text:p/>
          </draw:line>
        </draw:g>
        <draw:custom-shape draw:style-name="gr7" draw:text-style-name="P2" xml:id="id4" draw:id="id4" draw:layer="layout" svg:width="1.571cm" svg:height="1.878cm" svg:x="4.86cm" svg:y="4.8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2.348cm" svg:height="0.812cm" svg:x="5.897cm" svg:y="6.06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4.435cm" svg:y1="4.232cm" svg:x2="5.646cm" svg:y2="4.81cm" draw:start-shape="id3" draw:start-glue-point="1" draw:end-shape="id4" draw:end-glue-point="4" svg:d="M4435 4232h1211v578" svg:viewBox="0 0 1212 579">
          <text:p/>
        </draw:connector>
        <draw:connector draw:style-name="gr2" draw:text-style-name="P5" draw:layer="layout" svg:x1="4.435cm" svg:y1="1.386cm" svg:x2="5.652cm" svg:y2="2.164cm" draw:start-shape="id1" draw:start-glue-point="1" draw:end-shape="id6" draw:end-glue-point="1" svg:d="M4435 1386h1217v778" svg:viewBox="0 0 1218 779">
          <text:p/>
        </draw:connector>
        <draw:connector draw:style-name="gr2" draw:text-style-name="P5" draw:layer="layout" draw:line-skew="0.044cm" svg:x1="8.01cm" svg:y1="4.232cm" svg:x2="8.837cm" svg:y2="4.253cm" draw:start-shape="id5" draw:start-glue-point="1" draw:end-shape="id8" draw:end-glue-point="6" svg:d="M8010 4232h457v21h370" svg:viewBox="0 0 828 22">
          <text:p/>
        </draw:connector>
        <draw:connector draw:style-name="gr2" draw:text-style-name="P5" draw:layer="layout" svg:x1="7.937cm" svg:y1="1.386cm" svg:x2="8.96cm" svg:y2="1.864cm" draw:start-shape="id7" draw:start-glue-point="1" draw:end-shape="id9" draw:end-glue-point="0" svg:d="M7937 1386h1023v478" svg:viewBox="0 0 1024 479">
          <text:p/>
        </draw:connector>
        <draw:connector draw:style-name="gr2" draw:text-style-name="P5" draw:layer="layout" svg:x1="8.96cm" svg:y1="3.742cm" svg:x2="8.972cm" svg:y2="5.023cm" draw:start-shape="id9" draw:start-glue-point="2" svg:d="M8960 3742v892h12v389" svg:viewBox="0 0 13 1282">
          <text:p/>
        </draw:connector>
        <draw:custom-shape draw:style-name="gr1" draw:text-style-name="P1" xml:id="id10" draw:id="id10" draw:layer="layout" svg:width="1.222cm" svg:height="0.402cm" svg:x="3.212cm" svg:y="7.0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222cm" svg:height="0.402cm" draw:transform="rotate (1.5707963267949) translate (1.802cm 6.304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434cm" svg:y1="7.223cm" svg:x2="5.646cm" svg:y2="6.688cm" draw:start-shape="id10" draw:start-glue-point="1" draw:end-shape="id4" draw:end-glue-point="6" svg:d="M4434 7223h1212v-535" svg:viewBox="0 0 1213 536">
          <text:p/>
        </draw:connector>
        <draw:connector draw:style-name="gr2" draw:text-style-name="P5" draw:layer="layout" svg:x1="2.003cm" svg:y1="5.082cm" svg:x2="3.213cm" svg:y2="4.232cm" draw:start-shape="id11" draw:start-glue-point="1" draw:end-shape="id3" draw:end-glue-point="3" svg:d="M2003 5082v-850h1210" svg:viewBox="0 0 1211 851">
          <text:p/>
        </draw:connector>
        <draw:connector draw:style-name="gr2" draw:text-style-name="P5" draw:layer="layout" svg:x1="2.003cm" svg:y1="6.304cm" svg:x2="3.212cm" svg:y2="7.223cm" draw:start-shape="id11" draw:start-glue-point="3" draw:end-shape="id10" draw:end-glue-point="3" svg:d="M2003 6304v919h1209" svg:viewBox="0 0 1210 920">
          <text:p/>
        </draw:connector>
        <draw:frame draw:style-name="gr9" draw:text-style-name="P6" draw:layer="layout" svg:width="0.904cm" svg:height="0.813cm" svg:x="3.481cm" svg:y="1.587cm">
          <draw:text-box>
            <text:p><text:span text:style-name="T5">R</text:span><text:span text:style-name="T6">1</text:span></text:p>
          </draw:text-box>
        </draw:frame>
        <draw:frame draw:style-name="gr9" draw:text-style-name="P6" draw:layer="layout" svg:width="0.904cm" svg:height="0.813cm" svg:x="3.464cm" svg:y="7.424cm">
          <draw:text-box>
            <text:p><text:span text:style-name="T5">R</text:span><text:span text:style-name="T6">7</text:span></text:p>
          </draw:text-box>
        </draw:frame>
        <draw:frame draw:style-name="gr10" draw:text-style-name="P6" draw:layer="layout" svg:width="0.904cm" svg:height="0.812cm" svg:x="7.017cm" svg:y="4.433cm">
          <draw:text-box>
            <text:p><text:span text:style-name="T5">R</text:span><text:span text:style-name="T6">5</text:span></text:p>
          </draw:text-box>
        </draw:frame>
        <draw:frame draw:style-name="gr11" draw:text-style-name="P6" draw:layer="layout" svg:width="0.848cm" svg:height="1.208cm" svg:x="3.43cm" svg:y="4.433cm">
          <draw:text-box>
            <text:p><text:span text:style-name="T5">R</text:span><text:span text:style-name="T6">4</text:span></text:p>
          </draw:text-box>
        </draw:frame>
        <draw:frame draw:style-name="gr9" draw:text-style-name="P6" draw:layer="layout" svg:width="0.904cm" svg:height="0.813cm" svg:x="5.736cm" svg:y="2.476cm">
          <draw:text-box>
            <text:p><text:span text:style-name="T5">R</text:span><text:span text:style-name="T6">3</text:span></text:p>
          </draw:text-box>
        </draw:frame>
        <draw:frame draw:style-name="gr9" draw:text-style-name="P6" draw:layer="layout" svg:width="0.904cm" svg:height="0.813cm" svg:x="6.949cm" svg:y="1.587cm">
          <draw:text-box>
            <text:p><text:span text:style-name="T5">R</text:span><text:span text:style-name="T6">2</text:span></text:p>
          </draw:text-box>
        </draw:frame>
        <draw:frame draw:style-name="gr9" draw:text-style-name="P6" draw:layer="layout" svg:width="0.904cm" svg:height="0.813cm" svg:x="0.954cm" svg:y="5.26cm">
          <draw:text-box>
            <text:p><text:span text:style-name="T5">R</text:span><text:span text:style-name="T6">6</text:span></text:p>
          </draw:text-box>
        </draw:frame>
        <draw:custom-shape draw:style-name="gr12" draw:text-style-name="P5" draw:layer="layout" svg:width="0.17cm" svg:height="0.188cm" svg:x="5.554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8" draw:id="id8" draw:layer="layout" svg:width="0.171cm" svg:height="0.188cm" svg:x="8.837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71cm" svg:height="0.188cm" svg:x="5.554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71cm" svg:height="0.188cm" svg:x="5.554cm" svg:y="1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2" draw:id="id12" draw:layer="layout" svg:width="0.17cm" svg:height="0.188cm" svg:x="1.907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0.883cm" svg:height="1.85cm" svg:x="4.697cm" svg:y="1.889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14" draw:text-style-name="P7" draw:layer="layout" svg:x1="2.473cm" svg:y1="5.233cm" svg:x2="2.473cm" svg:y2="6.459cm">
          <text:p/>
        </draw:line>
        <draw:frame draw:style-name="gr15" draw:text-style-name="P8" draw:layer="layout" svg:width="1.34cm" svg:height="1.331cm" svg:x="2.581cm" svg:y="5.26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6" draw:text-style-name="P9" draw:layer="layout" svg:x1="1.426cm" svg:y1="4.732cm" svg:x2="0.532cm" svg:y2="4.74cm">
            <text:p/>
          </draw:line>
          <draw:line draw:style-name="gr16" draw:text-style-name="P9" draw:layer="layout" svg:x1="1.427cm" svg:y1="4.728cm" svg:x2="0.533cm" svg:y2="4.736cm">
            <text:p/>
          </draw:line>
          <draw:line draw:style-name="gr16" draw:text-style-name="P9" draw:layer="layout" svg:x1="0.776cm" svg:y1="4.912cm" svg:x2="1.22cm" svg:y2="4.912cm">
            <text:p/>
          </draw:line>
          <draw:line draw:style-name="gr16" draw:text-style-name="P9" draw:layer="layout" svg:x1="0.896cm" svg:y1="5.066cm" svg:x2="1.11cm" svg:y2="5.066cm">
            <text:p/>
          </draw:line>
          <draw:line draw:style-name="gr16" draw:text-style-name="P9" draw:layer="layout" svg:x1="0.991cm" svg:y1="4.722cm" svg:x2="0.995cm" svg:y2="4.325cm">
            <text:p/>
          </draw:line>
        </draw:g>
        <draw:connector draw:style-name="gr17" draw:text-style-name="P10" draw:layer="layout" svg:x1="1.907cm" svg:y1="4.253cm" svg:x2="0.979cm" svg:y2="4.325cm" draw:start-shape="id12" draw:start-glue-point="6" draw:end-shape="id13" draw:end-glue-point="0" svg:d="M1907 4253h-928v72" svg:viewBox="0 0 929 73">
          <text:p/>
        </draw:connector>
        <draw:frame draw:style-name="gr18" draw:text-style-name="P6" draw:layer="layout" svg:width="0.718cm" svg:height="0.702cm" svg:x="1.785cm" svg:y="0.684cm">
          <draw:text-box>
            <text:p><text:span text:style-name="T5">1</text:span></text:p>
          </draw:text-box>
        </draw:frame>
        <draw:frame draw:style-name="gr18" draw:text-style-name="P6" draw:layer="layout" svg:width="0.718cm" svg:height="0.702cm" svg:x="5.287cm" svg:y="0.684cm">
          <draw:text-box>
            <text:p><text:span text:style-name="T5">2</text:span></text:p>
          </draw:text-box>
        </draw:frame>
        <draw:frame draw:style-name="gr18" draw:text-style-name="P6" draw:layer="layout" svg:width="0.718cm" svg:height="0.702cm" svg:x="8.57cm" svg:y="0.684cm">
          <draw:text-box>
            <text:p><text:span text:style-name="T5">3</text:span></text:p>
          </draw:text-box>
        </draw:frame>
        <draw:frame draw:style-name="gr18" draw:text-style-name="P6" draw:layer="layout" svg:width="0.718cm" svg:height="0.702cm" svg:x="5.652cm" svg:y="3.602cm">
          <draw:text-box>
            <text:p><text:span text:style-name="T5">5</text:span></text:p>
          </draw:text-box>
        </draw:frame>
        <draw:custom-shape draw:style-name="gr12" draw:text-style-name="P5" draw:layer="layout" svg:width="0.171cm" svg:height="0.188cm" svg:x="5.554cm" svg:y="7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0.718cm" svg:height="0.701cm" svg:x="1.785cm" svg:y="7.252cm">
          <draw:text-box>
            <text:p><text:span text:style-name="T5">7</text:span></text:p>
          </draw:text-box>
        </draw:frame>
        <draw:frame draw:style-name="gr19" draw:text-style-name="P6" draw:layer="layout" svg:width="0.718cm" svg:height="0.701cm" svg:x="5.287cm" svg:y="7.252cm">
          <draw:text-box>
            <text:p><text:span text:style-name="T5">8</text:span></text:p>
          </draw:text-box>
        </draw:frame>
        <draw:frame draw:style-name="gr18" draw:text-style-name="P6" draw:layer="layout" svg:width="0.718cm" svg:height="0.702cm" svg:x="9.02cm" svg:y="3.906cm">
          <draw:text-box>
            <text:p><text:span text:style-name="T5">6</text:span></text:p>
          </draw:text-box>
        </draw:frame>
        <draw:frame draw:style-name="gr20" draw:text-style-name="P6" draw:layer="layout" svg:width="0.874cm" svg:height="1.85cm" svg:x="9.063cm" svg:y="4.8cm">
          <draw:text-box>
            <text:p><text:span text:style-name="T5">+</text:span></text:p>
            <text:p><text:span text:style-name="T5">V</text:span><text:span text:style-name="T6">c</text:span></text:p>
            <text:p><text:span text:style-name="T5">-</text:span></text:p>
          </draw:text-box>
        </draw:frame>
        <draw:line draw:style-name="gr14" draw:text-style-name="P9" draw:layer="layout" svg:x1="3.307cm" svg:y1="6.757cm" svg:x2="4.559cm" svg:y2="6.767cm">
          <text:p/>
        </draw:line>
        <draw:frame draw:style-name="gr21" draw:text-style-name="P11" draw:layer="layout" svg:width="2.627cm" svg:height="1.673cm" svg:x="2.737cm" svg:y="6.21cm">
          <draw:text-box>
            <text:p><text:span text:style-name="T5">+ <text:s text:c="12"/>-</text:span> <text:s text:c="3"/></text:p>
          </draw:text-box>
        </draw:frame>
        <draw:line draw:style-name="gr14" draw:text-style-name="P9" draw:layer="layout" svg:x1="3.184cm" svg:y1="3.767cm" svg:x2="4.436cm" svg:y2="3.777cm">
          <text:p/>
        </draw:line>
        <draw:line draw:style-name="gr14" draw:text-style-name="P9" draw:layer="layout" svg:x1="3.226cm" svg:y1="0.938cm" svg:x2="4.478cm" svg:y2="0.948cm">
          <text:p/>
        </draw:line>
        <draw:line draw:style-name="gr14" draw:text-style-name="P9" draw:layer="layout" svg:x1="6.746cm" svg:y1="3.767cm" svg:x2="7.998cm" svg:y2="3.777cm">
          <text:p/>
        </draw:line>
        <draw:line draw:style-name="gr14" draw:text-style-name="P9" draw:layer="layout" svg:x1="6.726cm" svg:y1="0.958cm" svg:x2="7.978cm" svg:y2="0.968cm">
          <text:p/>
        </draw:line>
        <draw:frame draw:style-name="gr21" draw:text-style-name="P11" draw:layer="layout" svg:width="2.627cm" svg:height="1.673cm" svg:x="2.677cm" svg:y="0.39cm">
          <draw:text-box>
            <text:p><text:span text:style-name="T5">+ <text:s text:c="12"/>-</text:span> <text:s text:c="3"/></text:p>
          </draw:text-box>
        </draw:frame>
        <draw:frame draw:style-name="gr21" draw:text-style-name="P11" draw:layer="layout" svg:width="2.627cm" svg:height="1.673cm" svg:x="6.198cm" svg:y="3.199cm">
          <draw:text-box>
            <text:p><text:span text:style-name="T5">+ <text:s text:c="12"/>-</text:span> <text:s text:c="3"/></text:p>
          </draw:text-box>
        </draw:frame>
        <draw:frame draw:style-name="gr21" draw:text-style-name="P11" draw:layer="layout" svg:width="2.627cm" svg:height="1.673cm" svg:x="2.616cm" svg:y="3.198cm">
          <draw:text-box>
            <text:p><text:span text:style-name="T5">+ <text:s text:c="12"/>-</text:span> <text:s text:c="3"/></text:p>
          </draw:text-box>
        </draw:frame>
        <draw:frame draw:style-name="gr21" draw:text-style-name="P11" draw:layer="layout" svg:width="2.627cm" svg:height="1.673cm" svg:x="6.157cm" svg:y="0.39cm">
          <draw:text-box>
            <text:p><text:span text:style-name="T5">+ <text:s text:c="12"/>-</text:span> <text:s text:c="3"/></text:p>
          </draw:text-box>
        </draw:frame>
        <draw:frame draw:style-name="gr22" draw:text-style-name="P6" draw:layer="layout" svg:width="0.823cm" svg:height="2.165cm" svg:x="2.134cm" svg:y="4.719cm">
          <draw:text-box>
            <text:p><text:span text:style-name="T5">+</text:span></text:p>
            <text:p><text:span text:style-name="T6"/></text:p>
            <text:p><text:span text:style-name="T6"/></text:p>
            <text:p><text:span text:style-name="T5">-</text:span></text:p>
          </draw:text-box>
        </draw:frame>
        <draw:frame draw:style-name="gr8" draw:text-style-name="P3" draw:layer="layout" svg:width="2.348cm" svg:height="0.812cm" svg:x="0.788cm" svg:y="1.606cm">
          <draw:text-box>
            <text:p><text:span text:style-name="T3">V</text:span><text:span text:style-name="T4">s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21:30:14.470170830</dc:date>
    <meta:editing-duration>PT43M1S</meta:editing-duration>
    <meta:editing-cycles>7</meta:editing-cycles>
    <meta:generator>LibreOffice/6.4.6.2$Linux_X86_64 LibreOffice_project/40$Build-2</meta:generator>
    <meta:document-statistic meta:object-count="71"/>
  </office:meta>
</office:document-meta>
</file>